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layout-cache" manifest:media-type="application/binary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paragraph-rsid="0017aebe"/>
    </style:style>
    <style:style style:name="fr1" style:family="graphic" style:parent-style-name="OLE">
      <style:graphic-properties style:vertical-pos="top" style:vertical-rel="baseline" style:horizontal-pos="center" style:horizontal-rel="paragraph" draw:ole-draw-aspect="1"/>
    </style:style>
    <style:style style:name="fr2" style:family="graphic" style:parent-style-name="OLE">
      <style:graphic-properties style:vertical-pos="middle" style:vertical-rel="baseline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Object1" text:anchor-type="as-char" svg:width="5.502in" svg:height="4.4598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Object2" text:anchor-type="as-char" svg:width="6.5866in" svg:height="4.4346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Object3" text:anchor-type="as-char" svg:width="6.2992in" svg:height="4.4299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6.2984in" svg:height="4.152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draw:frame draw:style-name="fr1" draw:name="Object5" text:anchor-type="as-char" svg:width="6.7319in" svg:height="4.6016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1" draw:name="Object6" text:anchor-type="as-char" svg:width="6.2984in" svg:height="4.6118in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8T22:32:14.185543345</meta:creation-date>
    <dc:date>2021-12-08T22:48:08.200943182</dc:date>
    <meta:editing-duration>PT5M42S</meta:editing-duration>
    <meta:editing-cycles>1</meta:editing-cycles>
    <meta:document-statistic meta:table-count="0" meta:image-count="0" meta:object-count="6" meta:page-count="3" meta:paragraph-count="6" meta:word-count="0" meta:character-count="0" meta:non-whitespace-character-count="0"/>
    <meta:generator>LibreOffice/7.2.3.2$Linux_X86_64 LibreOffice_project/a49ed84f3d037188bbbcb324f9afc3796d887539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5cm" svg:height="11.327cm" xlink:href="." xlink:type="simple" chart:class="chart:scatter" chart:style-name="ch1">
        <chart:title svg:x="5.898cm" svg:y="0.362cm" chart:style-name="ch2">
          <text:p>ВА хар-ка</text:p>
        </chart:title>
        <chart:plot-area chart:style-name="ch3" chart:data-source-has-labels="both" svg:x="1.29cm" svg:y="1.367cm" svg:width="12.406cm" svg:height="8.753cm">
          <chart:coordinate-region svg:x="1.726cm" svg:y="1.567cm" svg:width="11.69cm" svg:height="7.906cm"/>
          <chart:axis chart:dimension="x" chart:name="primary-x" chart:style-name="ch4" chartooo:axis-type="auto">
            <chart:title svg:x="7.131cm" svg:y="10.346cm" chart:style-name="ch5">
              <text:p>U, В</text:p>
            </chart:title>
            <chart:categories table:cell-range-address="local-table.$A$2:.$A$30"/>
          </chart:axis>
          <chart:axis chart:dimension="y" chart:name="primary-y" chart:style-name="ch6">
            <chart:title svg:x="0.451cm" svg:y="6.131cm" chart:style-name="ch7">
              <text:p>I, мА</text:p>
            </chart:title>
            <chart:grid chart:style-name="ch8" chart:class="major"/>
          </chart:axis>
          <chart:series chart:style-name="ch9" chart:values-cell-range-address="local-table.$C$2:.$C$30" chart:label-cell-address="local-table.$C$1" chart:class="chart:scatter">
            <chart:domain table:cell-range-address="local-table.$B$2:.$B$30"/>
            <chart:data-point chart:repeated="2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1">
                <text:p>4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">
                <text:p>7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2.7">
                <text:p>92.7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3.7">
                <text:p>93.7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.5">
                <text:p>95.5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.4">
                <text:p>98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.7">
                <text:p>99.7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.2">
                <text:p>102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6.3">
                <text:p>106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.85">
                <text:p>101.8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.3">
                <text:p>98.3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5.3">
                <text:p>95.3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3.8">
                <text:p>93.8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">
                <text:p>86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3">
                <text:p>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9">
                <text:p>79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6">
                <text:p>45.6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73cm" svg:height="11.263cm" xlink:href="." xlink:type="simple" chart:class="chart:scatter" chart:style-name="ch1">
        <chart:title svg:x="5.489cm" svg:y="0.392cm" chart:style-name="ch2">
          <text:p>ВА хар-ка без сопротивления r</text:p>
        </chart:title>
        <chart:plot-area chart:style-name="ch3" chart:data-source-has-labels="both" svg:x="1.345cm" svg:y="1.365cm" svg:width="15.051cm" svg:height="8.692cm">
          <chart:coordinate-region svg:x="1.781cm" svg:y="1.565cm" svg:width="14.335cm" svg:height="7.845cm"/>
          <chart:axis chart:dimension="x" chart:name="primary-x" chart:style-name="ch4" chartooo:axis-type="auto">
            <chart:title svg:x="8.508cm" svg:y="10.282cm" chart:style-name="ch5">
              <text:p>U, В</text:p>
            </chart:title>
            <chart:categories table:cell-range-address="local-table.$A$2:.$A$30"/>
            <chart:grid chart:style-name="ch6" chart:class="major"/>
          </chart:axis>
          <chart:axis chart:dimension="y" chart:name="primary-y" chart:style-name="ch7">
            <chart:title svg:x="0.451cm" svg:y="6.099cm" chart:style-name="ch8">
              <text:p>I, мА</text:p>
            </chart:title>
            <chart:grid chart:style-name="ch6" chart:class="major"/>
          </chart:axis>
          <chart:series chart:style-name="ch9" chart:values-cell-range-address="local-table.$C$2:.$C$30" chart:label-cell-address="local-table.$C$1" chart:class="chart:scatter">
            <chart:domain table:cell-range-address="local-table.$B$2:.$B$30"/>
            <chart:data-point chart:repeated="23"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.8">
                <text:p>24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.1">
                <text:p>4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.2">
                <text:p>5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.1">
                <text:p>7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5">
                <text:p>8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3.72">
                <text:p>73.72</text:p>
              </table:table-cell>
              <table:table-cell office:value-type="float" office:value="3.65">
                <text:p>3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576">
                <text:p>73.576</text:p>
              </table:table-cell>
              <table:table-cell office:value-type="float" office:value="3.87">
                <text:p>3.8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3.868">
                <text:p>73.868</text:p>
              </table:table-cell>
              <table:table-cell office:value-type="float" office:value="4.16">
                <text:p>4.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3.96">
                <text:p>73.9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3.908">
                <text:p>73.908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4.12">
                <text:p>74.1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4.58">
                <text:p>74.5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.77">
                <text:p>73.7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3.86">
                <text:p>73.8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3.72">
                <text:p>73.72</text:p>
              </table:table-cell>
              <table:table-cell office:value-type="float" office:value="4.15">
                <text:p>4.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4.04">
                <text:p>74.04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3.4">
                <text:p>7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3.52">
                <text:p>73.52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3.64">
                <text:p>73.64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2.72">
                <text:p>72.72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.72">
                <text:p>71.72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7.9324">
                <text:p>67.932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.5428">
                <text:p>45.5428</text:p>
              </table:table-cell>
              <table:table-cell office:value-type="float" office:value="0.011">
                <text:p>0.0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11.251cm" xlink:href="." xlink:type="simple" chart:class="chart:scatter" chart:style-name="ch1">
        <chart:title svg:x="1.963cm" svg:y="0.361cm" chart:style-name="ch2">
          <text:p>Экспериментальная зависимость периода от напряжения</text:p>
        </chart:title>
        <chart:plot-area chart:style-name="ch3" chart:data-source-has-labels="both" svg:x="1.33cm" svg:y="1.365cm" svg:width="14.35cm" svg:height="8.68cm">
          <chart:coordinate-region svg:x="1.951cm" svg:y="1.564cm" svg:width="13.263cm" svg:height="7.834cm"/>
          <chart:axis chart:dimension="x" chart:name="primary-x" chart:style-name="ch4" chartooo:axis-type="auto">
            <chart:title svg:x="7.919cm" svg:y="10.27cm" chart:style-name="ch5">
              <text:p>R,  кОм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6.119cm" chart:style-name="ch7">
              <text:p>T, мc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regression-curve chart:style-name="ch10"/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17.5">
                <text:p>11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67.5">
                <text:p>67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2.5">
                <text:p>32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chart-properties chart:solid-type="cuboid" chart:symbol-type="named-symbol" chart:symbol-name="square" chart:symbol-width="0.1cm" chart:symbol-height="0.1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10.546cm" xlink:href="." xlink:type="simple" chart:class="chart:scatter" chart:style-name="ch1">
        <chart:title svg:x="2.518cm" svg:y="0.346cm" chart:style-name="ch2">
          <text:p>Теоретическая зависимость периода от напряжения</text:p>
        </chart:title>
        <chart:plot-area chart:style-name="ch3" chart:data-source-has-labels="both" svg:x="1.33cm" svg:y="1.335cm" svg:width="14.349cm" svg:height="8.02cm">
          <chart:coordinate-region svg:x="1.951cm" svg:y="1.535cm" svg:width="13.261cm" svg:height="7.173cm"/>
          <chart:axis chart:dimension="x" chart:name="primary-x" chart:style-name="ch4" chartooo:axis-type="auto">
            <chart:title svg:x="7.957cm" svg:y="9.565cm" chart:style-name="ch5">
              <text:p>R, кОм</text:p>
            </chart:title>
            <chart:categories table:cell-range-address="local-table.$A$2:.$A$14"/>
          </chart:axis>
          <chart:axis chart:dimension="y" chart:name="primary-y" chart:style-name="ch6">
            <chart:title svg:x="0.451cm" svg:y="5.759cm" chart:style-name="ch7">
              <text:p>T, мс</text:p>
            </chart:title>
            <chart:grid chart:style-name="ch8" chart:class="major"/>
          </chart:axis>
          <chart:series chart:style-name="ch9" chart:values-cell-range-address="local-table.$C$2:.$C$14" chart:label-cell-address="local-table.$C$1" chart:class="chart:scatter">
            <chart:domain table:cell-range-address="local-table.$B$2:.$B$14"/>
            <chart:regression-curve chart:style-name="ch10"/>
            <chart:data-point chart:repeated="4"/>
            <chart:data-point chart:style-name="ch11" chart:repeated="2"/>
            <chart:data-point/>
            <chart:data-point chart:style-name="ch11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0">
                <text:p>850</text:p>
              </table:table-cell>
              <table:table-cell office:value-type="float" office:value="122.840799710587">
                <text:p>122.84079971058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">
                <text:p>800</text:p>
              </table:table-cell>
              <table:table-cell office:value-type="float" office:value="115.614870315847">
                <text:p>115.614870315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50">
                <text:p>750</text:p>
              </table:table-cell>
              <table:table-cell office:value-type="float" office:value="108.388940921106">
                <text:p>108.3889409211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">
                <text:p>700</text:p>
              </table:table-cell>
              <table:table-cell office:value-type="float" office:value="101.163011526366">
                <text:p>101.1630115263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0">
                <text:p>650</text:p>
              </table:table-cell>
              <table:table-cell office:value-type="float" office:value="93.9370821316254">
                <text:p>93.9370821316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86.7111527368849">
                <text:p>86.71115273688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0">
                <text:p>550</text:p>
              </table:table-cell>
              <table:table-cell office:value-type="float" office:value="79.4852233421445">
                <text:p>79.48522334214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72.2592939474041">
                <text:p>72.2592939474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65.0333645526637">
                <text:p>65.0333645526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">
                <text:p>400</text:p>
              </table:table-cell>
              <table:table-cell office:value-type="float" office:value="57.8074351579233">
                <text:p>57.80743515792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0">
                <text:p>350</text:p>
              </table:table-cell>
              <table:table-cell office:value-type="float" office:value="50.5815057631829">
                <text:p>50.5815057631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">
                <text:p>300</text:p>
              </table:table-cell>
              <table:table-cell office:value-type="float" office:value="43.3555763684425">
                <text:p>43.35557636844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36.1296469737021">
                <text:p>36.12964697370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098cm" svg:height="11.687cm" xlink:href="." xlink:type="simple" chart:class="chart:scatter" chart:style-name="ch1">
        <chart:title svg:x="2.896cm" svg:y="0.369cm" chart:style-name="ch2">
          <text:p>Экспериментальная зависимость периода от емкости</text:p>
        </chart:title>
        <chart:plot-area chart:style-name="ch3" chart:data-source-has-labels="both" svg:x="1.352cm" svg:y="1.381cm" svg:width="15.405cm" svg:height="9.092cm">
          <chart:coordinate-region svg:x="1.973cm" svg:y="1.58cm" svg:width="14.411cm" svg:height="8.246cm"/>
          <chart:axis chart:dimension="x" chart:name="primary-x" chart:style-name="ch4" chartooo:axis-type="auto">
            <chart:title svg:x="8.534cm" svg:y="10.706cm" chart:style-name="ch5">
              <text:p>C,  мФ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6.341cm" chart:style-name="ch7">
              <text:p>T, мс</text:p>
            </chart:title>
            <chart:grid chart:style-name="ch8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regression-curve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07.5">
                <text:p>107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11.713cm" xlink:href="." xlink:type="simple" chart:class="chart:scatter" chart:style-name="ch1">
        <chart:title svg:x="2.902cm" svg:y="0.37cm" chart:style-name="ch2">
          <text:p>Теоретическая зависимость периода от емкости</text:p>
        </chart:title>
        <chart:plot-area chart:style-name="ch3" chart:data-source-has-labels="both" svg:x="1.33cm" svg:y="1.383cm" svg:width="14.349cm" svg:height="9.115cm">
          <chart:coordinate-region svg:x="1.951cm" svg:y="1.582cm" svg:width="13.356cm" svg:height="8.269cm"/>
          <chart:axis chart:dimension="x" chart:name="primary-x" chart:style-name="ch4" chartooo:axis-type="auto">
            <chart:title svg:x="8.023cm" svg:y="10.732cm" chart:style-name="ch5">
              <text:p>C, мФ</text:p>
            </chart:title>
            <chart:categories table:cell-range-address="local-table.$A$2:.$A$15"/>
          </chart:axis>
          <chart:axis chart:dimension="y" chart:name="primary-y" chart:style-name="ch6">
            <chart:title svg:x="0.451cm" svg:y="6.354cm" chart:style-name="ch7">
              <text:p>T, мс</text:p>
            </chart:title>
            <chart:grid chart:style-name="ch8" chart:class="major"/>
          </chart:axis>
          <chart:series chart:style-name="ch9" chart:values-cell-range-address="local-table.$C$2:.$C$15" chart:label-cell-address="local-table.$C$1" chart:class="chart:scatter">
            <chart:domain table:cell-range-address="local-table.$B$2:.$B$15"/>
            <chart:regression-curve chart:style-name="ch10"/>
            <chart:data-point chart:repeated="1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</table:table-cell>
              <table:table-cell office:value-type="float" office:value="130.066729105327">
                <text:p>130.0667291053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">
                <text:p>40</text:p>
              </table:table-cell>
              <table:table-cell office:value-type="float" office:value="104.053383284262">
                <text:p>104.053383284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8.0400374631964">
                <text:p>78.040037463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2.026691642131">
                <text:p>52.0266916421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6.0133458210655">
                <text:p>26.01334582106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23.4120112389589">
                <text:p>23.412011238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0.8106766568524">
                <text:p>20.81067665685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8.2093420747458">
                <text:p>18.20934207474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15.6080074926393">
                <text:p>15.6080074926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13.0066729105327">
                <text:p>13.00667291053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10.4053383284262">
                <text:p>10.4053383284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7.80400374631964">
                <text:p>7.804003746319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2026691642131">
                <text:p>5.20266916421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2.60133458210655">
                <text:p>2.601334582106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a49ed84f3d037188bbbcb324f9afc3796d887539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